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weight="bold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2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3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pag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4" style:family="paragraph" style:parent-style-name="Heading_20_4">
      <style:paragraph-properties fo:line-height="120%"/>
      <style:text-properties fo:font-weight="bold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P6" style:family="paragraph" style:parent-style-name="Standard">
      <style:text-properties officeooo:paragraph-rsid="0003783b"/>
    </style:style>
    <style:style style:name="P7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fo:background-color="#fff3cd" style:font-name-asian="Open Sans" style:font-size-asian="12pt" style:font-style-asian="normal" style:font-weight-asian="normal" style:font-name-complex="Open Sans" style:font-size-complex="12pt" style:font-style-complex="normal" style:font-weight-complex="normal" loext:padding-left="0.049cm" loext:padding-right="0cm" loext:padding-top="0.049cm" loext:padding-bottom="0.049cm" loext:border-left="0.06pt solid #ffeeba" loext:border-right="none" loext:border-top="0.06pt solid #ffeeba" loext:border-bottom="0.06pt solid #ffeeba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3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fo:background-color="#e9f6f8" style:font-name-asian="Open Sans" style:font-size-asian="12pt" style:font-style-asian="normal" style:font-weight-asian="normal" style:font-name-complex="Open Sans" style:font-size-complex="12pt" style:font-style-complex="normal" style:font-weight-complex="normal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/>
    </style:style>
    <style:style style:name="P17" style:family="paragraph" style:parent-style-name="Text_20_body">
      <style:paragraph-properties fo:margin-top="0cm" fo:margin-bottom="0cm" style:contextual-spacing="false" fo:text-align="start" style:justify-single-word="false" fo:orphans="2" fo:widows="2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T1" style:family="text">
      <style:text-properties fo:color="#052025" loext:opacity="100%"/>
    </style:style>
    <style:style style:name="T2" style:family="text">
      <style:text-properties fo:color="#052025" loext:opacity="100%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3" style:family="text">
      <style:text-properties fo:font-style="italic"/>
    </style:style>
    <style:style style:name="T4" style:family="text">
      <style:text-properties fo:font-style="italic" officeooo:rsid="0003783b"/>
    </style:style>
    <style:style style:name="T5" style:family="text">
      <style:text-properties officeooo:rsid="0003783b"/>
    </style:style>
    <style:style style:name="T6" style:family="text">
      <style:text-properties fo:font-variant="normal" fo:text-transform="none" fo:color="#052025" loext:opacity="100%" style:font-name="Open Sans" fo:font-size="12pt" fo:letter-spacing="normal" fo:font-style="normal" fo:font-weight="normal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7" style:family="text">
      <style:text-properties fo:font-variant="normal" fo:text-transform="none" fo:color="#ffffff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#505050" loext:char-shading-value="0"/>
    </style:style>
    <style:style style:name="T8" style:family="text">
      <style:text-properties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9" style:family="text">
      <style:text-properties officeooo:rsid="0003783b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8f9fa" fo:margin-left="0cm" fo:margin-right="0cm" style:editable="false">
        <style:columns fo:column-count="1" fo:column-gap="0cm"/>
        <style:background-image/>
      </style:section-properties>
    </style:style>
    <style:style style:name="Sect3" style:family="section">
      <style:section-properties fo:background-color="#e9f6f8" fo:margin-left="0cm" fo:margin-right="0cm" style:editable="false">
        <style:columns fo:column-count="1" fo:column-gap="0cm"/>
        <style:background-image/>
      </style:section-properties>
    </style:style>
    <style:style style:name="Sect4" style:family="section">
      <style:section-properties fo:background-color="#fff3c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adaaa dbaac</text:span></text:p>
      <text:p text:style-name="P6"/>
      <text:p text:style-name="P6"><text:a xlink:type="simple" xlink:href="https://platon.campograndeformacion.com/mod/quiz/view.php?id=26124" text:style-name="Internet_20_link" text:visited-style-name="Visited_20_Internet_20_Link"><text:span text:style-name="T7">MF0951-UF1305. Test de Evaluación Tema 2</text:span></text:a></text:p>
      <text:section text:style-name="Sect1" text:name="question-989-1">
        <text:section text:style-name="Sect2" text:name="yui_3_17_2_1_1688311447055_145">
          <text:h text:style-name="P1" text:outline-level="3"><text:bookmark text:name="yui_3_17_2_1_1688311447055_144"/>Pregunta 1</text:h>
        </text:section>
        <text:section text:style-name="Sect1" text:name="yui_3_17_2_1_1688311447055_139">
          <text:section text:style-name="Sect3" text:name="yui_3_17_2_1_1688311447055_138">
            <text:p text:style-name="P14">Para crear un documento HTML5 debe usar la etiqueta...</text:p>
            <text:section text:style-name="Sect1" text:name="yui_3_17_2_1_1688311447055_137">
              <text:section text:style-name="Sect1" text:name="yui_3_17_2_1_1688311447055_136">
                <text:section text:style-name="Sect1" text:name="yui_3_17_2_1_1688311447055_148">
                  <text:section text:style-name="Sect1" text:name="q989:1_answer0_label">
                    <text:p text:style-name="P17"><text:span text:style-name="T5">*</text:span>a.&lt;!DOCTYPE html&gt;</text:p>
                  </text:section>
                </text:section>
                <text:section text:style-name="Sect1" text:name="yui_3_17_2_1_1688311447055_135">
                  <text:section text:style-name="Sect1" text:name="q989:1_answer1_label">
                    <text:p text:style-name="P17">b.&lt;html&gt; &lt;/html&gt;</text:p>
                  </text:section>
                </text:section>
                <text:section text:style-name="Sect1" text:name="q989:1_answer2_label">
                  <text:p text:style-name="P10"><text:span text:style-name="T8">c.</text:span>&lt;html5&gt; &lt;/html5&gt;</text:p>
                </text:section>
                <text:section text:style-name="Sect1" text:name="q989:1_answer3_label">
                  <text:p text:style-name="P10"><text:span text:style-name="T8">d.</text:span>&lt;head&gt; &lt;/head&gt;</text:p>
                </text:section>
              </text:section>
            </text:section>
          </text:section>
          <text:p text:style-name="P8"><draw:frame draw:style-name="fr1" draw:name="Marco2" text:anchor-type="char" svg:width="0.041cm" draw:z-index="0"><draw:text-box fo:min-height="0.041cm"><text:h text:style-name="P4" text:outline-level="4">Retroalimentación</text:h></draw:text-box></draw:frame>¡Correcto! Todos los documentos escritos con HTML5 deberán llevar esa etiqueta.</text:p>
        </text:section>
      </text:section>
      <text:section text:style-name="Sect1" text:name="question-989-2">
        <text:h text:style-name="P2" text:outline-level="3">Pregunta 2</text:h>
        <text:p text:style-name="P11">Los lenguajes de <text:span text:style-name="T3">script </text:span>se clasifican en dos tipos:</text:p>
        <text:section text:style-name="Sect1" text:name="q989:2_answer0_label">
          <text:p text:style-name="P11"><text:span text:style-name="T4">a.</text:span><text:span text:style-name="T3">Script </text:span>de interfaz y <text:span text:style-name="T3">script </text:span>web</text:p>
        </text:section>
        <text:section text:style-name="Sect1" text:name="q989:2_answer1_label">
          <text:p text:style-name="P12"><text:span text:style-name="T8">b.</text:span><text:span text:style-name="T3">Script </text:span>web y <text:span text:style-name="T3">script </text:span>de sistema operativo</text:p>
        </text:section>
        <text:section text:style-name="Sect1" text:name="q989:2_answer2_label">
          <text:p text:style-name="P12"><text:span text:style-name="T8">c.</text:span><text:span text:style-name="T3">Script </text:span>de aplicación de escritorio y <text:span text:style-name="T3">script </text:span>de aplicación móvil</text:p>
        </text:section>
        <text:section text:style-name="Sect1" text:name="q989:2_answer3_label">
          <text:p text:style-name="P12"><text:span text:style-name="T9">*</text:span><text:span text:style-name="T8">d.</text:span><text:span text:style-name="T3">Script </text:span>del lado del cliente y <text:span text:style-name="T3">script </text:span>del lado del servidor</text:p>
        </text:section>
        <text:p text:style-name="P8"><draw:frame draw:style-name="fr1" draw:name="Marco4" text:anchor-type="char" svg:width="0.041cm" draw:z-index="1"><draw:text-box fo:min-height="0.041cm"><text:h text:style-name="P4" text:outline-level="4">Retroalimentación</text:h></draw:text-box></draw:frame>¡Correcto! Se necesita <text:span text:style-name="T3">script </text:span>del lado del cliente para darle interactividad a los elementos web y <text:span text:style-name="T3">script </text:span>del lado del servidor para comunicarse con el mismo.</text:p>
      </text:section>
      <text:section text:style-name="Sect1" text:name="question-989-3">
        <text:h text:style-name="P2" text:outline-level="3">Pregunta 3</text:h>
        <text:p text:style-name="P11">¿Cuál de los lenguajes de programación es puramente compilado?</text:p>
        <text:section text:style-name="Sect1" text:name="q989:3_answer0_label">
          <text:p text:style-name="P11"><text:span text:style-name="T5">*a.</text:span>Lenguaje C</text:p>
        </text:section>
        <text:section text:style-name="Sect1" text:name="q989:3_answer1_label">
          <text:p text:style-name="P12"><text:span text:style-name="T8">b.</text:span>JavaScript</text:p>
        </text:section>
        <text:section text:style-name="Sect1" text:name="q989:3_answer2_label">
          <text:p text:style-name="P12"><text:span text:style-name="T8">c.</text:span>Java</text:p>
        </text:section>
        <text:section text:style-name="Sect1" text:name="q989:3_answer3_label">
          <text:p text:style-name="P12"><text:span text:style-name="T8">d.</text:span>HTML</text:p>
        </text:section>
        <text:p text:style-name="P8"><draw:frame draw:style-name="fr1" draw:name="Marco6" text:anchor-type="char" svg:width="0.041cm" draw:z-index="2"><draw:text-box fo:min-height="0.041cm"><text:h text:style-name="P4" text:outline-level="4">Retroalimentación</text:h></draw:text-box></draw:frame>¡Correcto! C es un lenguaje puramente compilado y es de donde derivan la mayoría de lenguajes que sirven para crear aplicaciones de escritorio.</text:p>
      </text:section>
      <text:section text:style-name="Sect1" text:name="question-989-4">
        <text:h text:style-name="P2" text:outline-level="3">Pregunta 4</text:h>
        <text:p text:style-name="P11">El lenguaje de marcas HTML es:</text:p>
        <text:section text:style-name="Sect1" text:name="q989:4_answer0_label">
          <text:p text:style-name="P11"><text:span text:style-name="T5">*a.</text:span>Un lenguaje estático</text:p>
        </text:section>
        <text:section text:style-name="Sect1" text:name="q989:4_answer1_label">
          <text:p text:style-name="P12"><text:span text:style-name="T8">b.</text:span>Un lenguaje dinámico</text:p>
        </text:section>
        <text:section text:style-name="Sect1" text:name="q989:4_answer2_label">
          <text:p text:style-name="P12"><text:span text:style-name="T8">c.</text:span>Un lenguaje de signos</text:p>
        </text:section>
        <text:section text:style-name="Sect1" text:name="q989:4_answer3_label">
          <text:p text:style-name="P12"><text:span text:style-name="T8">d.</text:span>Ninguna de las anteriores es correcta</text:p>
        </text:section>
        <text:p text:style-name="P8"><draw:frame draw:style-name="fr1" draw:name="Marco8" text:anchor-type="char" svg:width="0.041cm" draw:z-index="3"><draw:text-box fo:min-height="0.041cm"><text:h text:style-name="P4" text:outline-level="4">Retroalimentación</text:h></draw:text-box></draw:frame>¡Correcto! Esto quiere decir que la página web es totalmente plana, el usuario no puede interactuar con ningún elemento de la página. Para ello se utiliza JavaScript.</text:p>
      </text:section>
      <text:section text:style-name="Sect1" text:name="question-989-5">
        <text:h text:style-name="P2" text:outline-level="3"/>
        <text:h text:style-name="P3" text:outline-level="3">Pregunta 5</text:h>
        <text:p text:style-name="P11">A las etiquetas HTML que no llevan una etiqueta de apertura y una de cierre se les denomina:</text:p>
        <text:section text:style-name="Sect1" text:name="q989:5_answer0_label">
          <text:p text:style-name="P11"><text:span text:style-name="T5">*a.</text:span>Self-Closing Tags</text:p>
        </text:section>
        <text:section text:style-name="Sect1" text:name="q989:5_answer1_label">
          <text:p text:style-name="P12"><text:span text:style-name="T8">b.</text:span>Etiquetas de cierre</text:p>
        </text:section>
        <text:section text:style-name="Sect1" text:name="q989:5_answer2_label">
          <text:p text:style-name="P12"><text:span text:style-name="T8">c.</text:span>Etiquetas únicas</text:p>
        </text:section>
        <text:section text:style-name="Sect1" text:name="q989:5_answer3_label">
          <text:p text:style-name="P12"><text:span text:style-name="T8">d.</text:span>Self-Opening Tags</text:p>
        </text:section>
        <text:p text:style-name="P8"><draw:frame draw:style-name="fr1" draw:name="Marco10" text:anchor-type="char" svg:width="0.041cm" draw:z-index="4"><draw:text-box fo:min-height="0.041cm"><text:h text:style-name="P4" text:outline-level="4">Retroalimentación</text:h></draw:text-box></draw:frame>¡Correcto! Las "Closing tags" son etiquetas especiales que tiene HTML.</text:p>
      </text:section>
      <text:section text:style-name="Sect1" text:name="question-989-6">
        <text:h text:style-name="P2" text:outline-level="3">Pregunta 6</text:h>
        <text:p text:style-name="P11">La etiqueta que se utiliza en HTML para colocar la botonera de navegación es:</text:p>
        <text:section text:style-name="Sect1" text:name="q989:6_answer0_label">
          <text:p text:style-name="P11"><text:span text:style-name="T5">a.</text:span>&lt;div&gt;</text:p>
        </text:section>
        <text:section text:style-name="Sect1" text:name="q989:6_answer1_label">
          <text:p text:style-name="P12"><text:span text:style-name="T8">b.</text:span>&lt;head&gt;</text:p>
        </text:section>
        <text:section text:style-name="Sect1" text:name="q989:6_answer2_label">
          <text:p text:style-name="P12"><text:span text:style-name="T8">c.</text:span>&lt;footer&gt;</text:p>
        </text:section>
        <text:section text:style-name="Sect1" text:name="q989:6_answer3_label">
          <text:p text:style-name="P12"><text:span text:style-name="T9">*</text:span><text:span text:style-name="T8">d.</text:span>&lt;nav&gt;</text:p>
        </text:section>
        <text:p text:style-name="P8"><draw:frame draw:style-name="fr1" draw:name="Marco12" text:anchor-type="char" svg:width="0.041cm" draw:z-index="5"><draw:text-box fo:min-height="0.041cm"><text:h text:style-name="P4" text:outline-level="4">Retroalimentación</text:h></draw:text-box></draw:frame>¡Correcto! &lt;nav&gt; es la nueva etiqueta de HTML5 creada exclusivamente para ese cometido.</text:p>
      </text:section>
      <text:section text:style-name="Sect1" text:name="question-989-7">
        <text:h text:style-name="P2" text:outline-level="3">Pregunta 7</text:h>
        <text:p text:style-name="P11">Para describir una lista de artículos ordenados en HTML se usa la etiqueta:</text:p>
        <text:section text:style-name="Sect1" text:name="q989:7_answer0_label">
          <text:p text:style-name="P11"><text:span text:style-name="T5">a.</text:span>&lt;ul&gt;</text:p>
        </text:section>
        <text:section text:style-name="Sect1" text:name="q989:7_answer1_label">
          <text:p text:style-name="P12"><text:span text:style-name="T9">*</text:span><text:span text:style-name="T8">b.</text:span>&lt;ol&gt;</text:p>
        </text:section>
        <text:section text:style-name="Sect1" text:name="q989:7_answer2_label">
          <text:p text:style-name="P12"><text:span text:style-name="T8">c.</text:span>&lt;li&gt;</text:p>
        </text:section>
        <text:section text:style-name="Sect1" text:name="q989:7_answer3_label">
          <text:p text:style-name="P12"><text:span text:style-name="T8">d.</text:span>&lt;dl&gt;</text:p>
        </text:section>
        <text:p text:style-name="P8"><draw:frame draw:style-name="fr1" draw:name="Marco14" text:anchor-type="char" svg:width="0.041cm" draw:z-index="6"><draw:text-box fo:min-height="0.041cm"><text:h text:style-name="P4" text:outline-level="4">Retroalimentación</text:h></draw:text-box></draw:frame>¡Correcto! La etiqueta &lt;ol&gt; significa en inglés <text:span text:style-name="T3">ordered list </text:span>o, lo que es lo mismo, <text:span text:style-name="T3">lista ordenada</text:span>.</text:p>
      </text:section>
      <text:section text:style-name="Sect1" text:name="question-989-8">
        <text:h text:style-name="P2" text:outline-level="3">Pregunta 8</text:h>
        <text:p text:style-name="P11">La etiqueta &lt;noscript&gt;...</text:p>
        <text:section text:style-name="Sect1" text:name="q989:8_answer0_label">
          <text:p text:style-name="P11"><text:span text:style-name="T5">*a.</text:span>Se utiliza para dar respuesta a los navegadores que no soportan <text:span text:style-name="T3">scripts</text:span></text:p>
        </text:section>
        <text:section text:style-name="Sect1" text:name="q989:8_answer1_label">
          <text:p text:style-name="P12"><text:span text:style-name="T8">b.</text:span>No existe esa etiqueta</text:p>
        </text:section>
        <text:section text:style-name="Sect1" text:name="q989:8_answer2_label">
          <text:p text:style-name="P12"><text:span text:style-name="T8">c.</text:span>Se utiliza para escribir HTML dentro de un archivo <text:span text:style-name="T3">script</text:span></text:p>
        </text:section>
        <text:section text:style-name="Sect1" text:name="q989:8_answer3_label">
          <text:p text:style-name="P12"><text:span text:style-name="T8">d.</text:span>Se utiliza para desactivar los <text:span text:style-name="T3">scripts </text:span>en los navegadores</text:p>
        </text:section>
        <text:p text:style-name="P8"><draw:frame draw:style-name="fr1" draw:name="Marco16" text:anchor-type="char" svg:width="0.041cm" draw:z-index="7"><draw:text-box fo:min-height="0.041cm"><text:h text:style-name="P4" text:outline-level="4">Retroalimentación</text:h></draw:text-box></draw:frame>¡Correcto! La etiqueta &lt;noscript&gt;se utiliza para los navegadores incompatibles con los scripts.</text:p>
      </text:section>
      <text:section text:style-name="Sect1" text:name="question-989-9">
        <text:h text:style-name="P2" text:outline-level="3"/>
        <text:h text:style-name="P3" text:outline-level="3">Pregunta 9</text:h>
        <text:p text:style-name="P11">Para crear una función en JavaScript que devuelva el resultado de una operación debe escribir:</text:p>
        <text:section text:style-name="Sect1" text:name="q989:9_answer0_label">
          <text:p text:style-name="P11"><text:span text:style-name="T5">*a.</text:span>function suma(x,y){ <text:s/><text:line-break/>return x+y;<text:line-break/>}</text:p>
        </text:section>
        <text:section text:style-name="Sect1" text:name="q989:9_answer1_label">
          <text:p text:style-name="P12"><text:span text:style-name="T8">b.</text:span>function suma(){ <text:s text:c="2"/><text:line-break/>return x+y;<text:line-break/>}</text:p>
        </text:section>
        <text:section text:style-name="Sect1" text:name="q989:9_answer2_label">
          <text:p text:style-name="P12"><text:span text:style-name="T8">c.</text:span>function suma(x,y){ <text:s text:c="3"/><text:line-break/>var suma = x+y;<text:line-break/>}</text:p>
        </text:section>
        <text:section text:style-name="Sect1" text:name="q989:9_answer3_label">
          <text:p text:style-name="P12"><text:span text:style-name="T8">d.</text:span>function suma(){ <text:s text:c="2"/><text:line-break/>return (x+y);<text:line-break/>}</text:p>
        </text:section>
        <text:p text:style-name="P8"><draw:frame draw:style-name="fr1" draw:name="Marco18" text:anchor-type="char" svg:width="0.041cm" draw:z-index="8"><draw:text-box fo:min-height="0.041cm"><text:h text:style-name="P4" text:outline-level="4">Retroalimentación</text:h></draw:text-box></draw:frame>¡Correcto! Debe crear una función con dos parámetros para que pueda operar con ambos números, si no la función no funcionaría.</text:p>
      </text:section>
      <text:section text:style-name="Sect1" text:name="question-989-10">
        <text:h text:style-name="P2" text:outline-level="3">Pregunta 10</text:h>
        <text:section text:style-name="Sect1" text:name="yui_3_17_2_1_1688311447055_143">
          <text:p text:style-name="P15"><draw:frame draw:style-name="fr1" draw:name="Marco19" text:anchor-type="char" svg:width="0.041cm" draw:z-index="9"><draw:text-box fo:min-height="0.041cm"><text:h text:style-name="P4" text:outline-level="4">Enunciado de la pregunta</text:h></draw:text-box></draw:frame>Para poder utilizar los métodos de un objeto se escribirá...</text:p>
          <text:section text:style-name="Sect1" text:name="q989:10_answer0_label">
            <text:p text:style-name="P11"><text:span text:style-name="T5">a.</text:span>Objeto.nombre_metodo;</text:p>
          </text:section>
          <text:section text:style-name="Sect1" text:name="q989:10_answer1_label">
            <text:p text:style-name="P12"><text:span text:style-name="T8">b.</text:span>Nombre_metodo = objeto;</text:p>
          </text:section>
          <text:section text:style-name="Sect1" text:name="q989:10_answer2_label">
            <text:p text:style-name="P12"><text:span text:style-name="T9">*</text:span><text:span text:style-name="T8">c.</text:span>Objeto.nombre_metodo();</text:p>
          </text:section>
          <text:section text:style-name="Sect1" text:name="q989:10_answer3_label">
            <text:p text:style-name="P12"><text:span text:style-name="T8">d.</text:span>Objeto = nombre_metodo();</text:p>
          </text:section>
          <text:section text:style-name="Sect4" text:name="yui_3_17_2_1_1688311447055_151">
            <text:section text:style-name="Sect1" text:name="yui_3_17_2_1_1688311447055_150">
              <text:section text:style-name="Sect1" text:name="yui_3_17_2_1_1688311447055_149">
                <text:p text:style-name="P16"><draw:frame draw:style-name="fr1" draw:name="Marco20" text:anchor-type="char" svg:width="0.041cm" draw:z-index="10"><draw:text-box fo:min-height="0.041cm"><text:h text:style-name="P4" text:outline-level="4">Retroalimentación</text:h></draw:text-box></draw:frame>¡Correcto! Para poder usar tanto métodos como atributos de un objeto, deberemos seguir la regla del punto.</text:p>
              </text:section>
            </text:section>
          </text:section>
        </text:section>
      </text:section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2T17:24:21.816000000</meta:creation-date>
    <dc:date>2023-07-02T17:31:22.958000000</dc:date>
    <meta:editing-duration>PT7M1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3" meta:paragraph-count="83" meta:word-count="470" meta:character-count="3114" meta:non-whitespace-character-count="2715"/>
  </office:meta>
</office:document-meta>
</file>